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0e42e2" officeooo:paragraph-rsid="000e42e2"/>
    </style:style>
    <style:style style:name="P12" style:family="paragraph" style:parent-style-name="Text_20_body">
      <style:text-properties officeooo:rsid="000f3c1e" officeooo:paragraph-rsid="000f3c1e"/>
    </style:style>
    <style:style style:name="P13" style:family="paragraph" style:parent-style-name="Text_20_body">
      <style:text-properties officeooo:rsid="001066f5" officeooo:paragraph-rsid="001066f5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6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7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8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0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24" style:family="paragraph" style:parent-style-name="Text_20_body">
      <style:text-properties officeooo:paragraph-rsid="000a20d7"/>
    </style:style>
    <style:style style:name="P25" style:family="paragraph" style:parent-style-name="Text_20_body">
      <style:text-properties officeooo:rsid="0012ace3" officeooo:paragraph-rsid="0012ace3"/>
    </style:style>
    <style:style style:name="P26" style:family="paragraph" style:parent-style-name="Text_20_body">
      <style:text-properties officeooo:rsid="001475af" officeooo:paragraph-rsid="001475af"/>
    </style:style>
    <style:style style:name="P27" style:family="paragraph" style:parent-style-name="Table_20_Contents">
      <style:text-properties officeooo:rsid="0012ace3" officeooo:paragraph-rsid="0012ace3"/>
    </style:style>
    <style:style style:name="P28" style:family="paragraph" style:parent-style-name="Heading_20_1">
      <style:text-properties officeooo:rsid="0008b8fd" officeooo:paragraph-rsid="0008b8fd"/>
    </style:style>
    <style:style style:name="P29" style:family="paragraph" style:parent-style-name="Heading_20_1">
      <style:text-properties officeooo:rsid="000a20d7" officeooo:paragraph-rsid="000a20d7"/>
    </style:style>
    <style:style style:name="P30" style:family="paragraph" style:parent-style-name="Heading_20_1">
      <style:text-properties officeooo:rsid="000b16c8" officeooo:paragraph-rsid="000b16c8"/>
    </style:style>
    <style:style style:name="P31" style:family="paragraph" style:parent-style-name="Heading_20_2">
      <style:text-properties officeooo:rsid="0009359f" officeooo:paragraph-rsid="0009359f"/>
    </style:style>
    <style:style style:name="P32" style:family="paragraph" style:parent-style-name="Heading_20_2">
      <style:text-properties officeooo:rsid="000f3c1e" officeooo:paragraph-rsid="000f3c1e"/>
    </style:style>
    <style:style style:name="P33" style:family="paragraph" style:parent-style-name="Heading_20_2">
      <style:text-properties officeooo:rsid="000a20d7" officeooo:paragraph-rsid="000a20d7"/>
    </style:style>
    <style:style style:name="P34" style:family="paragraph" style:parent-style-name="Heading_20_2">
      <style:text-properties officeooo:rsid="000a20d7" officeooo:paragraph-rsid="000b16c8"/>
    </style:style>
    <style:style style:name="P35" style:family="paragraph" style:parent-style-name="Heading_20_2">
      <style:text-properties officeooo:rsid="000b16c8" officeooo:paragraph-rsid="000b16c8"/>
    </style:style>
    <style:style style:name="T1" style:family="text">
      <style:text-properties officeooo:rsid="000772dd"/>
    </style:style>
    <style:style style:name="T2" style:family="text">
      <style:text-properties officeooo:rsid="000a20d7"/>
    </style:style>
    <style:style style:name="T3" style:family="text">
      <style:text-properties officeooo:rsid="000c1761"/>
    </style:style>
    <style:style style:name="T4" style:family="text">
      <style:text-properties officeooo:rsid="0010d65a"/>
    </style:style>
    <style:style style:name="T5" style:family="text">
      <style:text-properties officeooo:rsid="0012ace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TITOLO <text:span text:style-name="T1">DEL DOCUMENTO</text:span></text:p>
      <text:p text:style-name="Text_20_body"/>
      <text:p text:style-name="Text_20_body"/>
      <text:p text:style-name="P14"/>
      <text:p text:style-name="P14"/>
      <text:p text:style-name="P14"/>
      <text:p text:style-name="P14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/text:p>
      <text:p text:style-name="P7">VERSION:</text:p>
      <text:p text:style-name="P1"/>
      <text:p text:style-name="P1"/>
      <text:p text:style-name="P1"/>
      <text:p text:style-name="P3"><text:s text:c="2"/>Autori <text:s text:c="3"/></text:p>
      <text:p text:style-name="P2">Massimo Narizzano</text:p>
      <text:p text:style-name="P2">Roberto Baggio</text:p>
      <text:p text:style-name="P2">Sergio Parisse</text:p>
      <text:p text:style-name="P2">Alberto Tomba</text:p>
      <text:p text:style-name="P2"/>
      <text:p text:style-name="P5">REVISION 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6">Versione</text:p>
          </table:table-cell>
          <table:table-cell table:style-name="Table1.A1" office:value-type="string">
            <text:p text:style-name="P16">Data</text:p>
          </table:table-cell>
          <table:table-cell table:style-name="Table1.A1" office:value-type="string">
            <text:p text:style-name="P16">Autori</text:p>
          </table:table-cell>
          <table:table-cell table:style-name="Table1.D1" office:value-type="string">
            <text:p text:style-name="P16">Not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5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 dei Contenuti</text:p>
          </text:index-title>
          <text:p text:style-name="P21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2"><text:a xlink:type="simple" xlink:href="#__RefHeading___Toc108_1667604106" text:style-name="Index_20_Link" text:visited-style-name="Index_20_Link">1.1Scopo del Documento<text:tab/>3</text:a></text:p>
          <text:p text:style-name="P22"><text:a xlink:type="simple" xlink:href="#__RefHeading___Toc110_1667604106" text:style-name="Index_20_Link" text:visited-style-name="Index_20_Link">1.2Ambito Applicativo del Documento<text:tab/>3</text:a></text:p>
          <text:p text:style-name="P22"><text:a xlink:type="simple" xlink:href="#__RefHeading___Toc112_1667604106" text:style-name="Index_20_Link" text:visited-style-name="Index_20_Link">1.3Definizioni e Acronimi<text:tab/>3</text:a></text:p>
          <text:p text:style-name="P22"><text:a xlink:type="simple" xlink:href="#__RefHeading___Toc114_1667604106" text:style-name="Index_20_Link" text:visited-style-name="Index_20_Link">1.4Bibliografia<text:tab/>3</text:a></text:p>
          <text:p text:style-name="P21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2"><text:a xlink:type="simple" xlink:href="#__RefHeading___Toc224_1667604106" text:style-name="Index_20_Link" text:visited-style-name="Index_20_Link">2.1Contesto e Motivazioni<text:tab/>4</text:a></text:p>
          <text:p text:style-name="P22"><text:a xlink:type="simple" xlink:href="#__RefHeading___Toc226_1667604106" text:style-name="Index_20_Link" text:visited-style-name="Index_20_Link">2.2Obiettivo del progetto<text:tab/>4</text:a></text:p>
          <text:p text:style-name="P22"><text:a xlink:type="simple" xlink:href="#__RefHeading___Toc228_1667604106" text:style-name="Index_20_Link" text:visited-style-name="Index_20_Link">2.3Utenti<text:tab/>4</text:a></text:p>
          <text:p text:style-name="P21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8" text:outline-level="1"><text:bookmark-start text:name="__RefHeading___Toc106_1667604106"/><text:soft-page-break/>Intro<text:span text:style-name="T2">duzione</text:span><text:bookmark-end text:name="__RefHeading___Toc106_1667604106"/></text:h>
      <text:h text:style-name="P31" text:outline-level="2"><text:bookmark-start text:name="__RefHeading___Toc108_1667604106"/>Scopo del Documento<text:bookmark-end text:name="__RefHeading___Toc108_1667604106"/></text:h>
      <text:p text:style-name="P11">Cosa Serve questo documento? A chi può essere utile?</text:p>
      <text:h text:style-name="P31" text:outline-level="2"><text:bookmark-start text:name="__RefHeading___Toc110_1667604106"/>Ambito Applicativo del Documento<text:bookmark-end text:name="__RefHeading___Toc110_1667604106"/></text:h>
      <text:p text:style-name="P13">Descrivere in che ambito sarà utilizzato il tool descritto nel documento <text:span text:style-name="T4">e come</text:span></text:p>
      <text:h text:style-name="P31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Acronimo-Nome</text:p>
          </table:table-cell>
          <table:table-cell table:style-name="Table2.B1" office:value-type="string">
            <text:p text:style-name="P17">Definizion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8"/>
      <text:h text:style-name="P31" text:outline-level="2"><text:bookmark-start text:name="__RefHeading___Toc114_1667604106"/>Bibliografia<text:bookmark-end text:name="__RefHeading___Toc114_1667604106"/></text:h>
      <text:h text:style-name="P32" text:outline-level="2">Overview del documento</text:h>
      <text:p text:style-name="P12">Come è organizzato il documento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9" text:outline-level="1"><text:bookmark-start text:name="__RefHeading___Toc222_1667604106"/><text:soft-page-break/>Descrizione Generale del Sistema<text:bookmark-end text:name="__RefHeading___Toc222_1667604106"/></text:h>
      <text:p text:style-name="P9"/>
      <text:p text:style-name="P25">Il sistema permette di creare e classificare test di vario tipo proposti con varie modalità di approccio e di risposta. </text:p>
      <text:h text:style-name="P33" text:outline-level="2"><text:bookmark-start text:name="__RefHeading___Toc224_1667604106"/>Contesto e Motivazioni<text:bookmark-end text:name="__RefHeading___Toc224_1667604106"/></text:h>
      <text:p text:style-name="P25"/>
      <text:h text:style-name="P35" text:outline-level="2"><text:bookmark-start text:name="__RefHeading___Toc226_1667604106"/>Obiettivo del progetto<text:bookmark-end text:name="__RefHeading___Toc226_1667604106"/></text:h>
      <text:p text:style-name="P25">Si vuole generare un software per la creazione giudata, proposta scvolgimento, correzione automatica e calcolo risultati di un test di vario genere (materia e modalità)</text:p>
      <text:h text:style-name="P34" text:outline-level="2"><text:bookmark-start text:name="__RefHeading___Toc228_1667604106"/>Utenti <text:bookmark-end text:name="__RefHeading___Toc228_1667604106"/></text:h>
      <text:p text:style-name="P25">Insegnanti, studenti apprendisti autonomi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" text:outline-level="1"><text:bookmark-start text:name="__RefHeading___Toc230_1667604106"/><text:soft-page-break/><text:span text:style-name="T3">User</text:span> <text:span text:style-name="T3">Requirement</text:span>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ID</text:p>
          </table:table-cell>
          <table:table-cell table:style-name="Table3.A1" office:value-type="string">
            <text:p text:style-name="P18">DESCRIZIONE</text:p>
          </table:table-cell>
          <table:table-cell table:style-name="Table3.C1" office:value-type="string">
            <text:p text:style-name="P20">PRIORITA’</text:p>
          </table:table-cell>
        </table:table-row>
        <table:table-row>
          <table:table-cell table:style-name="Table3.A2" office:value-type="string">
            <text:p text:style-name="P27">1</text:p>
          </table:table-cell>
          <table:table-cell table:style-name="Table3.A2" office:value-type="string">
            <text:p text:style-name="P27">Creazione test</text:p>
            <text:p text:style-name="Table_20_Contents"/>
          </table:table-cell>
          <table:table-cell table:style-name="Table3.C2" office:value-type="string">
            <text:p text:style-name="P27">10</text:p>
          </table:table-cell>
        </table:table-row>
        <table:table-row>
          <table:table-cell table:style-name="Table3.A2" office:value-type="string">
            <text:p text:style-name="P27">2</text:p>
          </table:table-cell>
          <table:table-cell table:style-name="Table3.A2" office:value-type="string">
            <text:p text:style-name="P27">Gestione e modifica test</text:p>
            <text:p text:style-name="Table_20_Contents"/>
          </table:table-cell>
          <table:table-cell table:style-name="Table3.C2" office:value-type="string">
            <text:p text:style-name="P27">10</text:p>
            <text:p text:style-name="P27"/>
          </table:table-cell>
        </table:table-row>
        <table:table-row>
          <table:table-cell table:style-name="Table3.A2" office:value-type="string">
            <text:p text:style-name="P27">3</text:p>
          </table:table-cell>
          <table:table-cell table:style-name="Table3.A2" office:value-type="string">
            <text:p text:style-name="P27">Svolgimento test, anche concorrenziale</text:p>
            <text:p text:style-name="Table_20_Contents"/>
          </table:table-cell>
          <table:table-cell table:style-name="Table3.C2" office:value-type="string">
            <text:p text:style-name="P27">10</text:p>
          </table:table-cell>
        </table:table-row>
        <table:table-row>
          <table:table-cell table:style-name="Table3.A2" office:value-type="string">
            <text:p text:style-name="P27">4</text:p>
          </table:table-cell>
          <table:table-cell table:style-name="Table3.A2" office:value-type="string">
            <text:p text:style-name="P27">Correzione e virifica</text:p>
            <text:p text:style-name="Table_20_Contents"/>
          </table:table-cell>
          <table:table-cell table:style-name="Table3.C2" office:value-type="string">
            <text:p text:style-name="P27">10</text:p>
          </table:table-cell>
        </table:table-row>
        <table:table-row>
          <table:table-cell table:style-name="Table3.A2" office:value-type="string">
            <text:p text:style-name="P27">5</text:p>
          </table:table-cell>
          <table:table-cell table:style-name="Table3.A2" office:value-type="string">
            <text:p text:style-name="P27">Statistiche e storico test per utente</text:p>
            <text:p text:style-name="Table_20_Contents"/>
          </table:table-cell>
          <table:table-cell table:style-name="Table3.C2" office:value-type="string">
            <text:p text:style-name="P27">7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7T22:54:52.148297649</dc:date>
    <meta:editing-duration>PT9H27M52S</meta:editing-duration>
    <meta:editing-cycles>13</meta:editing-cycles>
    <meta:generator>LibreOffice/5.2.2.2$Linux_X86_64 LibreOffice_project/20m0$Build-2</meta:generator>
    <meta:document-statistic meta:table-count="3" meta:image-count="0" meta:object-count="0" meta:page-count="6" meta:paragraph-count="63" meta:word-count="223" meta:character-count="1454" meta:non-whitespace-character-count="1292"/>
  </office:meta>
</office:document-meta>
</file>